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Controller.getPerson( @ PathVariable String nam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Controller.save( @ Valid Person person , Errors errors , RedirectAttributes redirect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Tests.save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directTests.saveWith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irectTests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onController.saveSpecial( @ Valid Person person , Errors errors , RedirectAttributes redirect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Tests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directTests.saveSpecialWith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